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Resul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ult.setMs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astJsonRedisSerializ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Integer id , String name , Integer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Result.setData(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astJsonRedisSerialize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ul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astJsonRedisSerializer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ult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Result.get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astJsonRedisSerializer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Age( Integer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astJsonRedisSerializerTes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enericFastJsonRedisSerializerTes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FastJsonRedis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